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tyle="normal" fo:font-weight="normal" officeooo:rsid="0089f440" officeooo:paragraph-rsid="0089f440" style:font-style-asian="normal" style:font-weight-asian="normal" style:font-style-complex="normal" style:font-weight-complex="normal"/>
    </style:style>
    <style:style style:name="P2" style:family="paragraph" style:parent-style-name="Standard">
      <style:text-properties fo:font-style="normal" fo:font-weight="normal" officeooo:rsid="008b93d3" officeooo:paragraph-rsid="008b93d3" style:font-style-asian="normal" style:font-weight-asian="normal" style:font-style-complex="normal" style:font-weight-complex="normal"/>
    </style:style>
    <style:style style:name="P3" style:family="paragraph" style:parent-style-name="Standard">
      <style:text-properties fo:font-style="normal" fo:font-weight="normal" officeooo:rsid="008bc763" officeooo:paragraph-rsid="008bc763" style:font-style-asian="normal" style:font-weight-asian="normal" style:font-style-complex="normal" style:font-weight-complex="normal"/>
    </style:style>
    <style:style style:name="P4" style:family="paragraph" style:parent-style-name="Standard">
      <style:text-properties fo:font-style="normal" fo:font-weight="normal" officeooo:rsid="008caac0" officeooo:paragraph-rsid="008caac0" style:font-style-asian="normal" style:font-weight-asian="normal" style:font-style-complex="normal" style:font-weight-complex="normal"/>
    </style:style>
    <style:style style:name="P5" style:family="paragraph" style:parent-style-name="Standard">
      <style:text-properties fo:font-style="normal" fo:font-weight="normal" officeooo:rsid="008e58f0" officeooo:paragraph-rsid="008e58f0" style:font-style-asian="normal" style:font-weight-asian="normal" style:font-style-complex="normal" style:font-weight-complex="normal"/>
    </style:style>
    <style:style style:name="P6" style:family="paragraph" style:parent-style-name="Standard">
      <style:text-properties fo:font-style="normal" fo:font-weight="normal" officeooo:rsid="008e7984" officeooo:paragraph-rsid="008e7984" style:font-style-asian="normal" style:font-weight-asian="normal" style:font-style-complex="normal" style:font-weight-complex="normal"/>
    </style:style>
    <style:style style:name="P7" style:family="paragraph" style:parent-style-name="Standard">
      <style:text-properties fo:font-style="normal" fo:font-weight="normal" officeooo:rsid="008f11be" officeooo:paragraph-rsid="008f11be" style:font-style-asian="normal" style:font-weight-asian="normal" style:font-style-complex="normal" style:font-weight-complex="normal"/>
    </style:style>
    <style:style style:name="P8" style:family="paragraph" style:parent-style-name="Standard">
      <style:text-properties fo:font-style="normal" fo:font-weight="normal" officeooo:rsid="0090bc77" officeooo:paragraph-rsid="0090bc77" style:font-style-asian="normal" style:font-weight-asian="normal" style:font-style-complex="normal" style:font-weight-complex="normal"/>
    </style:style>
    <style:style style:name="P9" style:family="paragraph" style:parent-style-name="Standard">
      <style:text-properties fo:font-style="normal" fo:font-weight="normal" officeooo:rsid="009103ef" officeooo:paragraph-rsid="009103ef" style:font-style-asian="normal" style:font-weight-asian="normal" style:font-style-complex="normal" style:font-weight-complex="normal"/>
    </style:style>
    <style:style style:name="P10" style:family="paragraph" style:parent-style-name="Standard">
      <style:text-properties fo:font-style="normal" fo:font-weight="normal" officeooo:rsid="00922a32" officeooo:paragraph-rsid="00922a32" style:font-style-asian="normal" style:font-weight-asian="normal" style:font-style-complex="normal" style:font-weight-complex="normal"/>
    </style:style>
    <style:style style:name="P11" style:family="paragraph" style:parent-style-name="Standard">
      <style:text-properties fo:font-style="normal" fo:font-weight="normal" officeooo:rsid="00922a32" officeooo:paragraph-rsid="0093f470" style:font-style-asian="normal" style:font-weight-asian="normal" style:font-style-complex="normal" style:font-weight-complex="normal"/>
    </style:style>
    <style:style style:name="P12" style:family="paragraph" style:parent-style-name="Standard">
      <style:text-properties fo:font-style="normal" fo:font-weight="normal" officeooo:rsid="0093f470" officeooo:paragraph-rsid="0093f470" style:font-style-asian="normal" style:font-weight-asian="normal" style:font-style-complex="normal" style:font-weight-complex="normal"/>
    </style:style>
    <style:style style:name="P13" style:family="paragraph" style:parent-style-name="Standard">
      <style:text-properties fo:font-style="normal" fo:font-weight="normal" officeooo:rsid="0094c4ae" officeooo:paragraph-rsid="0094c4ae" style:font-style-asian="normal" style:font-weight-asian="normal" style:font-style-complex="normal" style:font-weight-complex="normal"/>
    </style:style>
    <style:style style:name="P14" style:family="paragraph" style:parent-style-name="Standard">
      <style:text-properties fo:font-style="normal" fo:font-weight="normal" officeooo:rsid="0095061b" officeooo:paragraph-rsid="0095061b" style:font-style-asian="normal" style:font-weight-asian="normal" style:font-style-complex="normal" style:font-weight-complex="normal"/>
    </style:style>
    <style:style style:name="P15" style:family="paragraph" style:parent-style-name="Standard">
      <style:text-properties fo:font-style="normal" fo:font-weight="normal" officeooo:rsid="00960d69" officeooo:paragraph-rsid="00960d69" style:font-style-asian="normal" style:font-weight-asian="normal" style:font-style-complex="normal" style:font-weight-complex="normal"/>
    </style:style>
    <style:style style:name="P16" style:family="paragraph" style:parent-style-name="Standard">
      <style:text-properties fo:font-style="normal" fo:font-weight="normal" officeooo:rsid="009871da" officeooo:paragraph-rsid="0098c8e9" style:font-style-asian="normal" style:font-weight-asian="normal" style:font-style-complex="normal" style:font-weight-complex="normal"/>
    </style:style>
    <style:style style:name="P17" style:family="paragraph" style:parent-style-name="Standard">
      <style:text-properties fo:font-style="normal" fo:font-weight="normal" officeooo:rsid="0098c8e9" officeooo:paragraph-rsid="0098c8e9" style:font-style-asian="normal" style:font-weight-asian="normal" style:font-style-complex="normal" style:font-weight-complex="normal"/>
    </style:style>
    <style:style style:name="P18" style:family="paragraph" style:parent-style-name="Standard">
      <style:text-properties fo:font-style="normal" fo:font-weight="normal" officeooo:rsid="009a9276" officeooo:paragraph-rsid="009a9276" style:font-style-asian="normal" style:font-weight-asian="normal" style:font-style-complex="normal" style:font-weight-complex="normal"/>
    </style:style>
    <style:style style:name="P19" style:family="paragraph" style:parent-style-name="Standard">
      <style:text-properties fo:font-style="normal" fo:font-weight="normal" officeooo:rsid="009bf2f1" officeooo:paragraph-rsid="009bf2f1" style:font-style-asian="normal" style:font-weight-asian="normal" style:font-style-complex="normal" style:font-weight-complex="normal"/>
    </style:style>
    <style:style style:name="P20" style:family="paragraph" style:parent-style-name="Standard">
      <style:text-properties fo:font-style="normal" fo:font-weight="normal" officeooo:rsid="009ce934" officeooo:paragraph-rsid="009ce934" style:font-style-asian="normal" style:font-weight-asian="normal" style:font-style-complex="normal" style:font-weight-complex="normal"/>
    </style:style>
    <style:style style:name="P21" style:family="paragraph" style:parent-style-name="Standard">
      <style:text-properties fo:font-style="normal" fo:font-weight="normal" officeooo:rsid="009e4b4e" officeooo:paragraph-rsid="009e4b4e" style:font-style-asian="normal" style:font-weight-asian="normal" style:font-style-complex="normal" style:font-weight-complex="normal"/>
    </style:style>
    <style:style style:name="P22" style:family="paragraph" style:parent-style-name="Standard">
      <style:text-properties fo:font-style="normal" fo:font-weight="normal" officeooo:rsid="009fddf6" officeooo:paragraph-rsid="009fddf6" style:font-style-asian="normal" style:font-weight-asian="normal" style:font-style-complex="normal" style:font-weight-complex="normal"/>
    </style:style>
    <style:style style:name="P23" style:family="paragraph" style:parent-style-name="Standard">
      <style:text-properties fo:font-style="normal" fo:font-weight="normal" officeooo:rsid="00a18924" officeooo:paragraph-rsid="00a18924" style:font-style-asian="normal" style:font-weight-asian="normal" style:font-style-complex="normal" style:font-weight-complex="normal"/>
    </style:style>
    <style:style style:name="P24" style:family="paragraph" style:parent-style-name="Standard">
      <style:text-properties fo:font-style="normal" fo:font-weight="normal" officeooo:rsid="00a194d5" officeooo:paragraph-rsid="00a194d5" style:font-style-asian="normal" style:font-weight-asian="normal" style:font-style-complex="normal" style:font-weight-complex="normal"/>
    </style:style>
    <style:style style:name="P25" style:family="paragraph" style:parent-style-name="Standard">
      <style:text-properties fo:font-style="normal" fo:font-weight="normal" officeooo:rsid="00a3476f" officeooo:paragraph-rsid="00a3476f" style:font-style-asian="normal" style:font-weight-asian="normal" style:font-style-complex="normal" style:font-weight-complex="normal"/>
    </style:style>
    <style:style style:name="P26" style:family="paragraph" style:parent-style-name="Standard">
      <style:text-properties fo:font-style="normal" fo:font-weight="normal" officeooo:rsid="00a50baa" officeooo:paragraph-rsid="00a50baa" style:font-style-asian="normal" style:font-weight-asian="normal" style:font-style-complex="normal" style:font-weight-complex="normal"/>
    </style:style>
    <style:style style:name="P27" style:family="paragraph" style:parent-style-name="Standard">
      <style:text-properties fo:font-style="normal" fo:font-weight="normal" officeooo:rsid="00a5a4f7" officeooo:paragraph-rsid="00a5a4f7" style:font-style-asian="normal" style:font-weight-asian="normal" style:font-style-complex="normal" style:font-weight-complex="normal"/>
    </style:style>
    <style:style style:name="P28" style:family="paragraph" style:parent-style-name="Standard">
      <style:text-properties fo:font-style="normal" fo:font-weight="normal" officeooo:rsid="00a69fed" officeooo:paragraph-rsid="00a69fed" style:font-style-asian="normal" style:font-weight-asian="normal" style:font-style-complex="normal" style:font-weight-complex="normal"/>
    </style:style>
    <style:style style:name="P29" style:family="paragraph" style:parent-style-name="Standard">
      <style:text-properties fo:font-style="normal" fo:font-weight="normal" officeooo:rsid="00a89e7f" officeooo:paragraph-rsid="00a89e7f" style:font-style-asian="normal" style:font-weight-asian="normal" style:font-style-complex="normal" style:font-weight-complex="normal"/>
    </style:style>
    <style:style style:name="P30" style:family="paragraph" style:parent-style-name="Standard">
      <style:text-properties fo:font-style="normal" fo:font-weight="normal" officeooo:rsid="00a8e669" officeooo:paragraph-rsid="00a8e669" style:font-style-asian="normal" style:font-weight-asian="normal" style:font-style-complex="normal" style:font-weight-complex="normal"/>
    </style:style>
    <style:style style:name="P31" style:family="paragraph" style:parent-style-name="Standard">
      <style:text-properties fo:font-style="normal" fo:font-weight="normal" officeooo:rsid="00aa9696" officeooo:paragraph-rsid="00aa9696" style:font-style-asian="normal" style:font-weight-asian="normal" style:font-style-complex="normal" style:font-weight-complex="normal"/>
    </style:style>
    <style:style style:name="P32" style:family="paragraph" style:parent-style-name="Standard">
      <style:text-properties fo:font-style="normal" fo:font-weight="normal" officeooo:rsid="00ab051b" officeooo:paragraph-rsid="00ab051b" style:font-style-asian="normal" style:font-weight-asian="normal" style:font-style-complex="normal" style:font-weight-complex="normal"/>
    </style:style>
    <style:style style:name="P33" style:family="paragraph" style:parent-style-name="Standard">
      <style:text-properties fo:font-style="normal" fo:font-weight="normal" officeooo:rsid="00ac3564" officeooo:paragraph-rsid="00ac3564" style:font-style-asian="normal" style:font-weight-asian="normal" style:font-style-complex="normal" style:font-weight-complex="normal"/>
    </style:style>
    <style:style style:name="P34" style:family="paragraph" style:parent-style-name="Standard">
      <style:text-properties fo:font-style="normal" fo:font-weight="normal" officeooo:rsid="00ad2aa1" officeooo:paragraph-rsid="00ad2aa1" style:font-style-asian="normal" style:font-weight-asian="normal" style:font-style-complex="normal" style:font-weight-complex="normal"/>
    </style:style>
    <style:style style:name="P35" style:family="paragraph" style:parent-style-name="Standard">
      <style:text-properties fo:font-style="normal" fo:font-weight="normal" officeooo:rsid="00ad2aa1" officeooo:paragraph-rsid="00ad578b" style:font-style-asian="normal" style:font-weight-asian="normal" style:font-style-complex="normal" style:font-weight-complex="normal"/>
    </style:style>
    <style:style style:name="P36" style:family="paragraph" style:parent-style-name="Standard">
      <style:text-properties fo:font-style="normal" fo:font-weight="normal" officeooo:rsid="00ad578b" officeooo:paragraph-rsid="00ad578b" style:font-style-asian="normal" style:font-weight-asian="normal" style:font-style-complex="normal" style:font-weight-complex="normal"/>
    </style:style>
    <style:style style:name="P37" style:family="paragraph" style:parent-style-name="Standard">
      <style:text-properties fo:font-style="normal" fo:font-weight="normal" officeooo:rsid="00ad9026" officeooo:paragraph-rsid="00ad9026" style:font-style-asian="normal" style:font-weight-asian="normal" style:font-style-complex="normal" style:font-weight-complex="normal"/>
    </style:style>
    <style:style style:name="P38" style:family="paragraph" style:parent-style-name="Standard">
      <style:text-properties fo:font-style="normal" fo:font-weight="normal" officeooo:rsid="00ae6225" officeooo:paragraph-rsid="00ae6225" style:font-style-asian="normal" style:font-weight-asian="normal" style:font-style-complex="normal" style:font-weight-complex="normal"/>
    </style:style>
    <style:style style:name="P39" style:family="paragraph" style:parent-style-name="Standard">
      <style:text-properties fo:font-style="italic" fo:font-weight="normal" officeooo:rsid="00960d69" officeooo:paragraph-rsid="00960d69" style:font-style-asian="italic" style:font-weight-asian="normal" style:font-style-complex="italic" style:font-weight-complex="normal"/>
    </style:style>
    <style:style style:name="P40" style:family="paragraph" style:parent-style-name="Standard">
      <style:text-properties fo:font-style="italic" fo:font-weight="normal" officeooo:rsid="0098c8e9" officeooo:paragraph-rsid="0098c8e9" style:font-style-asian="italic" style:font-weight-asian="normal" style:font-style-complex="italic" style:font-weight-complex="normal"/>
    </style:style>
    <style:style style:name="P41" style:family="paragraph" style:parent-style-name="Standard">
      <style:text-properties fo:font-style="normal" fo:font-weight="normal" officeooo:rsid="00ae6225" officeooo:paragraph-rsid="00ae6225" style:font-style-asian="normal" style:font-weight-asian="normal" style:font-style-complex="normal" style:font-weight-complex="normal"/>
    </style:style>
    <style:style style:name="P42" style:family="paragraph" style:parent-style-name="Standard">
      <style:text-properties fo:font-style="normal" fo:font-weight="normal" officeooo:rsid="00af99e7" officeooo:paragraph-rsid="00af99e7" style:font-style-asian="normal" style:font-weight-asian="normal" style:font-style-complex="normal" style:font-weight-complex="normal"/>
    </style:style>
    <style:style style:name="P43" style:family="paragraph" style:parent-style-name="Standard">
      <style:text-properties fo:font-style="normal" fo:font-weight="normal" officeooo:rsid="00b0aad5" officeooo:paragraph-rsid="00b0aad5" style:font-style-asian="normal" style:font-weight-asian="normal" style:font-style-complex="normal" style:font-weight-complex="normal"/>
    </style:style>
    <style:style style:name="P44" style:family="paragraph" style:parent-style-name="Standard">
      <style:text-properties fo:font-style="normal" fo:font-weight="normal" officeooo:rsid="00b297cd" officeooo:paragraph-rsid="00b297cd" style:font-style-asian="normal" style:font-weight-asian="normal" style:font-style-complex="normal" style:font-weight-complex="normal"/>
    </style:style>
    <style:style style:name="P45" style:family="paragraph" style:parent-style-name="Standard">
      <style:text-properties fo:font-style="normal" fo:font-weight="normal" officeooo:rsid="00b35b45" officeooo:paragraph-rsid="00b35b45" style:font-style-asian="normal" style:font-weight-asian="normal" style:font-style-complex="normal" style:font-weight-complex="normal"/>
    </style:style>
    <style:style style:name="P46" style:family="paragraph" style:parent-style-name="Standard">
      <style:text-properties fo:font-style="normal" fo:font-weight="normal" officeooo:rsid="00b3a8f8" officeooo:paragraph-rsid="00b3a8f8" style:font-style-asian="normal" style:font-weight-asian="normal" style:font-style-complex="normal" style:font-weight-complex="normal"/>
    </style:style>
    <style:style style:name="P47" style:family="paragraph" style:parent-style-name="Standard">
      <style:text-properties fo:font-style="normal" fo:font-weight="normal" officeooo:rsid="00b4368a" officeooo:paragraph-rsid="00b4368a" style:font-style-asian="normal" style:font-weight-asian="normal" style:font-style-complex="normal" style:font-weight-complex="normal"/>
    </style:style>
    <style:style style:name="P48" style:family="paragraph" style:parent-style-name="Standard">
      <style:text-properties fo:font-style="normal" fo:font-weight="normal" officeooo:rsid="00b52a76" officeooo:paragraph-rsid="00b52a76" style:font-style-asian="normal" style:font-weight-asian="normal" style:font-style-complex="normal" style:font-weight-complex="normal"/>
    </style:style>
    <style:style style:name="P49" style:family="paragraph" style:parent-style-name="Standard">
      <style:text-properties fo:font-style="normal" fo:font-weight="normal" officeooo:rsid="00b52a76" officeooo:paragraph-rsid="00b68f85" style:font-style-asian="normal" style:font-weight-asian="normal" style:font-style-complex="normal" style:font-weight-complex="normal"/>
    </style:style>
    <style:style style:name="P50" style:family="paragraph" style:parent-style-name="Standard">
      <style:text-properties fo:font-style="normal" fo:font-weight="normal" officeooo:rsid="00b68f85" officeooo:paragraph-rsid="00b68f85" style:font-style-asian="normal" style:font-weight-asian="normal" style:font-style-complex="normal" style:font-weight-complex="normal"/>
    </style:style>
    <style:style style:name="P51" style:family="paragraph" style:parent-style-name="Standard">
      <style:text-properties fo:font-style="normal" fo:font-weight="normal" officeooo:rsid="00b82bb6" officeooo:paragraph-rsid="00b82bb6" style:font-style-asian="normal" style:font-weight-asian="normal" style:font-style-complex="normal" style:font-weight-complex="normal"/>
    </style:style>
    <style:style style:name="P52" style:family="paragraph" style:parent-style-name="Standard">
      <style:text-properties fo:font-style="normal" fo:font-weight="normal" officeooo:rsid="00b8738b" officeooo:paragraph-rsid="00b8738b" style:font-style-asian="normal" style:font-weight-asian="normal" style:font-style-complex="normal" style:font-weight-complex="normal"/>
    </style:style>
    <style:style style:name="T1" style:family="text">
      <style:text-properties officeooo:rsid="008bc763"/>
    </style:style>
    <style:style style:name="T2" style:family="text">
      <style:text-properties officeooo:rsid="008caac0"/>
    </style:style>
    <style:style style:name="T3" style:family="text">
      <style:text-properties officeooo:rsid="008e58f0"/>
    </style:style>
    <style:style style:name="T4" style:family="text">
      <style:text-properties officeooo:rsid="008e7984"/>
    </style:style>
    <style:style style:name="T5" style:family="text">
      <style:text-properties officeooo:rsid="0090bc77"/>
    </style:style>
    <style:style style:name="T6" style:family="text">
      <style:text-properties officeooo:rsid="0093f470"/>
    </style:style>
    <style:style style:name="T7" style:family="text">
      <style:text-properties officeooo:rsid="0095061b"/>
    </style:style>
    <style:style style:name="T8" style:family="text">
      <style:text-properties officeooo:rsid="00119402"/>
    </style:style>
    <style:style style:name="T9" style:family="text">
      <style:text-properties fo:font-style="italic" style:font-style-asian="italic" style:font-style-complex="italic"/>
    </style:style>
    <style:style style:name="T10" style:family="text">
      <style:text-properties officeooo:rsid="0096a68a"/>
    </style:style>
    <style:style style:name="T11" style:family="text">
      <style:text-properties officeooo:rsid="0098c8e9"/>
    </style:style>
    <style:style style:name="T12" style:family="text">
      <style:text-properties officeooo:rsid="009a9276"/>
    </style:style>
    <style:style style:name="T13" style:family="text">
      <style:text-properties officeooo:rsid="009ce934"/>
    </style:style>
    <style:style style:name="T14" style:family="text">
      <style:text-properties officeooo:rsid="00a18924"/>
    </style:style>
    <style:style style:name="T15" style:family="text">
      <style:text-properties officeooo:rsid="00a194d5"/>
    </style:style>
    <style:style style:name="T16" style:family="text">
      <style:text-properties officeooo:rsid="00a50baa"/>
    </style:style>
    <style:style style:name="T17" style:family="text">
      <style:text-properties officeooo:rsid="00a5a4f7"/>
    </style:style>
    <style:style style:name="T18" style:family="text">
      <style:text-properties officeooo:rsid="00a69fed"/>
    </style:style>
    <style:style style:name="T19" style:family="text">
      <style:text-properties officeooo:rsid="00a8e669"/>
    </style:style>
    <style:style style:name="T20" style:family="text">
      <style:text-properties officeooo:rsid="00aa9696"/>
    </style:style>
    <style:style style:name="T21" style:family="text">
      <style:text-properties style:font-name="Liberation Serif" fo:font-size="12pt" officeooo:rsid="0010dad4" style:font-size-asian="12pt" style:font-size-complex="12pt"/>
    </style:style>
    <style:style style:name="T22" style:family="text">
      <style:text-properties officeooo:rsid="00ac3564"/>
    </style:style>
    <style:style style:name="T23" style:family="text">
      <style:text-properties officeooo:rsid="00ad2aa1"/>
    </style:style>
    <style:style style:name="T24" style:family="text">
      <style:text-properties officeooo:rsid="00ad578b"/>
    </style:style>
    <style:style style:name="T25" style:family="text">
      <style:text-properties officeooo:rsid="00ad9026"/>
    </style:style>
    <style:style style:name="T26" style:family="text">
      <style:text-properties officeooo:rsid="00ae6225"/>
    </style:style>
    <style:style style:name="T27" style:family="text">
      <style:text-properties officeooo:rsid="00b0aad5"/>
    </style:style>
    <style:style style:name="T28" style:family="text">
      <style:text-properties officeooo:rsid="00b35b45"/>
    </style:style>
    <style:style style:name="T29" style:family="text">
      <style:text-properties officeooo:rsid="00b3a8f8"/>
    </style:style>
    <style:style style:name="T30" style:family="text">
      <style:text-properties officeooo:rsid="00b52a76"/>
    </style:style>
    <style:style style:name="T31" style:family="text">
      <style:text-properties officeooo:rsid="00b68f85"/>
    </style:style>
    <style:style style:name="T32" style:family="text">
      <style:text-properties officeooo:rsid="00b82bb6"/>
    </style:style>
    <style:style style:name="T33" style:family="text">
      <style:text-properties officeooo:rsid="00b873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рофсоюзно-общественную деятельность, как и предвиделось, мне перекрыли наглухо, но никто не в силах был лишить меня права исполнять свой общественный долг.</text:p>
      <text:p text:style-name="P1">Речь идёт о ежемесячных дежурствах в народной дружине.</text:p>
      <text:p text:style-name="P1">К семи вечера работники СМП-615 собирались в длинной комнате «опорного пункта народной дружины» в торце нескончаемой пятиэтажки на Переезде, на другом конце которой находилась Столовая № 3.</text:p>
      <text:p text:style-name="P1">Водитель автокрана, Мыкола Кат, приходил одним из первых и, не снимая кроличью шапку чёрного меха, листал за столом кипу газет за прошедший месяц.</text:p>
      <text:p text:style-name="P1">Мужики потихоньку подтягивались и, усевшись на стулья вдоль стен, начинали трандеть о том, о сём.</text:p>
      <text:p text:style-name="P2">Кат, не отрываясь от прессы дней минувших, предрекал, что начни мы даже с высот космической орбиты, разговор неизбежно скатится в бабью трещину. И он, как правило, оказывался прав.</text:p>
      <text:p text:style-name="P2">В начале восьмого появлялся милиционер в звании от лейтенанта до капитана, вносил свою лепту в мужичий трандёж, а потом раздавал раздавал красные нарукавные повязки с чёрным шрифтом «Дружинник» из ящика в своём столе.</text:p>
      <text:p text:style-name="P2">Мы по-трое выходили на патрулирование вечерних тротуаров в направлении Вокзала, Деповской, Лунатика или вдоль проспекта Мира, но только до моста.</text:p>
      <text:p text:style-name="P2">Минут через сорок мы возвращались в опорный пункт — некоторые тройки заметно подвеселелые — и, посидев под более оживлённый галдёж, выходили в заключительный обход, чтоб к десяти разойтись по домам до следующего дежурства.</text:p>
      <text:p text:style-name="P2">Раза два перед нами выступали работники КГБ с ориентировками.</text:p>
      <text:p text:style-name="P2">Первый раз по случаю предстоящих ноябрьских праздников — нельзя допускать провокационных вылазок. Когда КГБист ушёл, явился припоздавший милиционер с вопросом — теперь всем ясно, что увидев шпиона надо тут же его хватать?</text:p>
      <text:p text:style-name="P2">Второй и последний раз КГБист делился секретной информацией для скорейшей поимки недавней сотрудницы КГБ, <text:span text:style-name="T1">которая вдруг скрылась и залегла на дно. </text:span></text:p>
      <text:p text:style-name="P3">Она могла сменить причёску и цвет волос, пояснил сотрудник КГБ, но имела особую примету для опознания — противозачаточное кольцо во влагалище голландского производства.</text:p>
      <text:p text:style-name="P3">Мужики не сразу врубились о чём речь, а когда допéтрили, то сыпанули такими наводящими вопросами, что КГБист счёл за лучшее смыться. В конце концов, он всего лишь <text:span text:style-name="T2">ис</text:span>полнял приказ, за тупость которого не отве<text:span text:style-name="T2">чал.</text:span></text:p>
      <text:p text:style-name="P3"/>
      <text:p text:style-name="P4">В один из обходов мои «натройники» меня кидáнули.</text:p>
      <text:p text:style-name="P4">Ходить в красной повязке в группе из трёх ещё куда ни шло, но когда оглянёшься по сторонам и увидишь, что среди <text:s/>прохожих снующих в свете витрин шестого гастронома по утоптанному снегу тротуара лишь у одного тебя на рукаве красная тряпочка со словом «Дружинник», <text:s/>то чувствуешь себя малость придурком.</text:p>
      <text:p text:style-name="P4">Делая медную рожу, что мне всё пóфиг, <text:s/>я прошёл до привокзальной площади. Однако плотник Микола и водитель Иван так и не различились среди силуэтов прохожих. Некоторые помоложе оглядывались на странное явление — дружинник оборзело патрулирующий в одиночку.</text:p>
      <text:p text:style-name="P4">Большого ума не надо, чтоб вычислить — мои со-дружинники, сдёрнув повязки, заскочили в како<text:span text:style-name="T3">й</text:span>-то гастроном за бутылкой «бормотухи» и сейчас <text:span text:style-name="T3">в укромном месте </text:span>гурголят её <text:span text:style-name="T3">по очереди </text:span>с горла <text:span text:style-name="T3">для сугрева и общего тонуса.</text:span></text:p>
      <text:p text:style-name="P5">Где?</text:p>
      <text:p text:style-name="P5">Скорее всего в тихой неразберихе из кратких улочек и тупичков между шестым гастрономом и высокой первой платформой перрона, с их мешаниной из складов, кож-вен кабинета, пары частных хат без огородов и прочих дощаных строений.</text:p>
      <text:p text:style-name="P5">Туда я и свернул, не оттого, что хотел упасть им на хвост насчёт «бормотухи», а дабы устыдились и поразились силе дедуктивного метода, способного обнаружить их в тихом <text:soft-page-break/>закоулке под фонарным столбом.</text:p>
      <text:p text:style-name="P5"/>
      <text:p text:style-name="P5">Но вместо плотника с водителем в конусе света неяркой фонарной лампы я нарвался на жанровую сцену.</text:p>
      <text:p text:style-name="P5">Девушка гуляла с юношей, когда их общий знакомый другой юноша — поплотнее и повыше — <text:s/>перехватил их и начал разборку.</text:p>
      <text:p text:style-name="P5">Появление четвёртого лишнего в красной повязке лишь на минуту затормозило действие. Поняв, что больше дружинников не предвидится, здоровяк начал метелить более мелкого, но удачливого в любви соперника.</text:p>
      <text:p text:style-name="P5">Тот упал на одно колено и, скинув свою болоневую куртку на «рыбьем меху» на снег рядом с уже валявшейся там его шапкой, ринулся в ответную атаку.</text:p>
      <text:p text:style-name="P5">Мне оставалась лишь роль зрителя в красной повязке. Девушка подобрала куртку с шапкой и держала их, как когда-то Ира мою кроличью на главной площади Нежина.</text:p>
      <text:p text:style-name="P5">Силы были слишком неравны и, когда парень помельче полёг в сугробе, девушка сложила его носильные вещи под фонарём и, взяв победителя под руку, ушла с ним в лабиринт непонятных проулков.</text:p>
      <text:p text:style-name="P5">Побеждённый поднялся и, увидев, что я всё ещё тут, разразился сумбурно пылкой речью о силе духа, ибо физическая сила — ничто, а сила духа — всё.</text:p>
      <text:p text:style-name="P5">В Конотопе каждый второй — прирождённый оратор.</text:p>
      <text:p text:style-name="P5">Чтобы морально поддержать Демосфена, я <text:span text:style-name="T4">сообщил, что во время схватки девушка держала именно его вещи, а не меховую шапку-«пирожок» его противника, которая тоже упала в снег.</text:span></text:p>
      <text:p text:style-name="P6">Услыхав слова утешения, он заткнулся и торопливо проверил карманы своей куртки, потому что, при всей любви к ораторскому искусству, здравый смысл в конотопчанах сильнее.</text:p>
      <text:p text:style-name="P6"/>
      <text:p text:style-name="P7">И мне также никто не мог запретить, чтоб на все 8-е марта женщины нашей бригады <text:s/>получали цветы — калы; каждая по одной, потому что я не миллионер, а мужики не каждый год догадывались спросить сколько отдано за цветы и сброситься по рублю.</text:p>
      <text:p text:style-name="P7">Впрочем, возвещение меня не слишком-то волновало — я сделал открытие, что мне нравится дарить подарки; даже больше, чем получать их самому.</text:p>
      <text:p text:style-name="P7">Но сначала мне пришлось найти ородскую оранжерею.</text:p>
      <text:p text:style-name="P7">Она, практически, находится у чёрта на куличках. Не доезжаю одной остановки до конечной второго номера трамвая, надо сойти, свернуть налево и и топать с полкилометра по улочкам времём гражданской войны. Типа, улица Юденича, или, там, Деникина.</text:p>
      <text:p text:style-name="P7">Названия, конечно, у них были советские, но вид самый белогвардейский.</text:p>
      <text:p text:style-name="P7">Когда я пришёл в оранжерею в первый раз, заведующая завела меня в длинную сырую теплицу с двускатной крышей из квадратов мутного стекла, с которых падали редкие крупные капли. Она хотела, чтоб я сам убедился — цветов нет.</text:p>
      <text:p text:style-name="P7">А эти посадки ещё не созрели, калы «нерозцвiченi», то есть белые цветки ещё не превратился в широкие раструбы с отворотами.</text:p>
      <text:p text:style-name="P7">И тогда, без малейшего намёка на косноязычие, я выдал ей образчик ораторского искусства.</text:p>
      <text:p text:style-name="P7">Это ей, которая каждый день проходит среди зелени оранжерейных грядок, калы кажутся не созревшими. Для женщин бригады каменщиков, что видят лишь кирпич, раствор да обледенелые торосы грязного снега, эти калы, даже в таком «нерозцвiчен<text:span text:style-name="T5">ом</text:span>» <text:span text:style-name="T5">виде — самые прекрасные цветы.</text:span></text:p>
      <text:p text:style-name="P8">С той поры и покуда я работал в нашей бригаде, в оранжерее на 8-е марта мне отказа не было и я гордо вёз трамваем связку зелёно-белых кал, которые в магазине «Цветы» на Миру появятся не раньше, чем через две недели.</text:p>
      <text:p text:style-name="P8"/>
      <text:p text:style-name="P8">Решение было бесповоротным — пора подвести черту.</text:p>
      <text:p text:style-name="P8">И этот вот — последний из рассказов Моэма, который я перевожу. Хватит.</text:p>
      <text:p text:style-name="P8">Даже то обстоятельство, что заключительный рассказ пришлось переводить дважды, не могло поколебать моей решимости.</text:p>
      <text:p text:style-name="P8"><text:soft-page-break/>Переводить вторично меня вынудил Толик Полос, когда сквозанýл мой портфель.</text:p>
      <text:p text:style-name="P8">В нём ничего и не было, кроме тетрадки с последним переводом, когда я рано утром нёс его на Вокзал в ячейку камеры хранения, чтобы после работы отвезти в Нежин к Жомниру.</text:p>
      <text:p text:style-name="P8">На Посёлке в такое время прохожих нет, во всяком случае вдоль путей в сторону Вокзала.</text:p>
      <text:p text:style-name="P8">Там, где заканчивается бетонная стена завода КПВРЗ, я вспомнил, что забыл взять деньги на электричку.</text:p>
      <text:p text:style-name="P8">Пришлось возвращаться, оставив портфель одиноко стоять с краю служебного прохода.</text:p>
      <text:p text:style-name="P8">Вернувшись от путей на улицы Посёлка, я скоро встретил Толика Полоса, что тоже учился в 13-й школе, но на два года младше меня.</text:p>
      <text:p text:style-name="P8">Я дошёл до Декабристов 13, взял деньги и вернулся к путям — портфеля не было. Кроме меня тут проходил только Толик. Или кто-то ещё?</text:p>
      <text:p text:style-name="P8">Ответ был получен неделю спустя в трамвае. Он не поздоровался, а только корчил мне из своего сиденья рожи в стиле Славика Аксянова с шахты « Дофиновка». Но самое главное — правая рука у него оказалась загипсованной.</text:p>
      <text:p text:style-name="P8">Нужны ли более прямые доказательства, что одинокий портфель в пустынном месте подхватил именно он? Мне — нет.</text:p>
      <text:p text:style-name="P9">Порою в жизни я умею не только видеть, но и читать знаки.</text:p>
      <text:p text:style-name="P9"/>
      <text:p text:style-name="P9">Вообще-то, работа над рассказом не стала повторным переводом, а скорее восстановлением и уже через месяц я отвёз Жомниру свой последний рассказ Моэма, но уже без портфеля.</text:p>
      <text:p text:style-name="P10">Так, хоть и с месячной задержкой, решение завязать с Моэмом было исполнено, но оно являлось лишь частью более широкого плана действий.</text:p>
      <text:p text:style-name="P10">В нём, как и во всех других моих планах, отсутствовали чёткие конкретные детали. Планы мои, они скорее и не планы вовсе, а, типа, ощущения, что надо сделать то-то и то-то. Детали к планам являются уже потом — по ходу исполнения.</text:p>
      <text:p text:style-name="P10">Возник же помянутый широкий план потому, что мен наконец-то дошло — никаких моих переводов Жомнир никуда не «засватает». Неважно почему, главное, что это точно.</text:p>
      <text:p text:style-name="P10">Что же теперь делать? </text:p>
      <text:p text:style-name="P10">Взять вопрос публикации в свои руки и, для начала, забрать у Жомнира все <text:s/>мои переводы в тонких разнообложечных тетрадочках, что заштабелёваны там где-то среди прочих бумаг на стеллажах его архивной комнаты.</text:p>
      <text:p text:style-name="P10">Я приехал в Нежин и объявил ему о своём намерении забрать свои чёрно-серо-беловики.</text:p>
      <text:p text:style-name="P11">Жомнир не возражал и не расспрашивал. Он устроил застолье, ведь за эти годы я стал в их доме чем-то типа дальнего родственника; бедного, но иногда полезного, как, <text:span text:style-name="T6">скажем,</text:span> при оклейке гостиной комнаты его квартиры <text:span text:style-name="T6">новыми </text:span>обоями.</text:p>
      <text:p text:style-name="P12">Мы сели за квадратный стол, выдвинутый от стены в центр гостиной, и ели всё, что приносила с кухни Мария Антоновна. Мы пили крепкий самогон.</text:p>
      <text:p text:style-name="P12">Жомнир увлечённо рассуждал про недавно раскопанную в каком-то кургане золотую пектораль большой художественной ценности. Потом он спросил какие у меня отношения с Нежиным, имея ввиду Иру.</text:p>
      <text:p text:style-name="P12">Я витиевато ответил, что они, отношения эти, оказались вполне плодотворными, имея ввиду тебя. Потом я осторожно спросил про Иру: как она?</text:p>
      <text:p text:style-name="P12">- Что как?-ответил Жомнир.- Таскается по городу.</text:p>
      <text:p text:style-name="P12">Это садануло мне в солнечное сплетение, хотя не так сильно, как слова Иры про имеющегося у неё Сашу, которые передала моя сестра. Но более всего меня поразило полное совпадение ответа Жомнира со словами мужика на конотопском кирпичном заводе про Ольгу.</text:p>
      <text:p text:style-name="P12">При всей разнице в образовательном и культурном уровне, когда нам нужно шибануть ближнего, мы пользуемся одним и тем же каменным топором.</text:p>
      <text:p text:style-name="P12"/>
      <text:p text:style-name="P12">Когда пришло время мне выдвигаться на электричку, Жомнир сложил все мои переводы в увесистый целлофановый пакет и вышел проводить меня на вокзал.</text:p>
      <text:p text:style-name="P12">Самогон оказался действительно крепким, но я помню как подкатила электричка и с <text:soft-page-break/>шипением распахнула дверь на перрон.</text:p>
      <text:p text:style-name="P12">Отказавшись от помощи Жомнира, я пошёл в круглый туннель тамбура с отблесками никелированных поручней по бокам.</text:p>
      <text:p text:style-name="P13">Хватаясь за левый, я поднялся внутрь, прошёл к дверям напротив и повесил пакет на тамошний поручень. Последнее, что я услышал, был звук захлопывающейся двери за спиной.</text:p>
      <text:p text:style-name="P13"/>
      <text:p text:style-name="P13">Когда я пришёл в себя, то всё так же стоял, уцепившись левой рукой в головку поручня у дверей. Электричка тоже недвижно стояла у четвёртой платформы конотопского Вокзала. </text:p>
      <text:p text:style-name="P13">Она была пуста, потому что по расписанию до её отправления на <text:s/>Хутор Михайловский оставалось ещё часа два.</text:p>
      <text:p text:style-name="P13">Каменея мышцами живота, с остановившимся дыханием, я увидел, что поручень пуст. А остальных трёх целлофан тоже <text:s/>не просматривался. Дёрнув раздвижную дверь, я зашёл в пустой вагон и взглянул вдоль пустых полок над окнами.</text:p>
      <text:p text:style-name="P13">Я вернулся в тамбур и выдохнул: хху!</text:p>
      <text:p text:style-name="P13"/>
      <text:p text:style-name="P13">Сидеть на дерматиновых сиденьях пустой электрички мне не хотелось и я пошёл через подземный переход и привокзальную площадь в парк Лунатика, на твёрдую деревянную скамейку.</text:p>
      <text:p text:style-name="P13">Там я долго сидел без всяких мыслей, только иногда представлял себя в виде тупо застывшей статуи над поручнем, с которого снимают целлофан с переводами.</text:p>
      <text:p text:style-name="P13">Кто?!</text:p>
      <text:p text:style-name="P13">Какая разница. Кто бы то ни был добыча радости не принесла — абсолютная бесполезность. Разве что печку растапливать — хватит на несколько зим...</text:p>
      <text:p text:style-name="P13"/>
      <text:p text:style-name="P13">Бездумно просидев около часа, я вспомнил, что это деньь дежурства СМП-615 в народной дружине и побрёл в опорный пункт, где тоже только сидел — отстранённо и молча. Только когда пришёл милиционер, я понял, что надо делать дальше.</text:p>
      <text:p text:style-name="P13">- Товарищ капитан, одолжите три рубля до следующего дежурства.</text:p>
      <text:p text:style-name="P13">- Я рублями не одалживаю, могу только сутками. Пятнадцать хватит?</text:p>
      <text:p text:style-name="P13"/>
      <text:p text:style-name="P13">Его острословие лишь подтвердило правильность принятого плана.</text:p>
      <text:p text:style-name="P13">На следующий день в нашей бригаде нашлись три рубля. После работы я поехал в Нежин. Там, в пятиэтажке преподавателей НГПИ в Графском парке я нашёл квартиру улыбчивой Ноны.</text:p>
      <text:p text:style-name="P13">Я сказал, что потерял переводы Моэма, над которыми работал несколько лет. Теперь для их восстановления <text:span text:style-name="T7">мне нужны оригиналы, все из которых собраны в имеющемся у неё четырёхтомнике. Не могла бы она?..</text:span></text:p>
      <text:p text:style-name="P14">Всё так же мило улыбаясь, Нона принесла книги, сложила их в целлофановый пакет и передала мне. Как радостно стучало моё сердце — спасибо!</text:p>
      <text:p text:style-name="P14"/>
      <text:p text:style-name="P14">- Слышь, Мария Антоновна? Этот негодный Огольцов потерял все свои переводы в электричке!</text:p>
      <text:p text:style-name="P14">- А зачем было хлопца поить?</text:p>
      <text:p text:style-name="P14">Мария Антоновна тоже не знала, что <text:span text:style-name="T8">все мои невзгоды или радости, взлёты и падения, <text:s/>исходят от той сволочи в недостижимо далёком будущем, которая сейчас слагает это письмо тебе, лёжа в палатке среди тёмного леса под неумолчное журчанье струй реки Варанда...</text:span></text:p>
      <text:p text:style-name="P14"/>
      <text:p text:style-name="P39"><text:tab/><text:tab/><text:tab/>Привычка свыше нам дана,</text:p>
      <text:p text:style-name="P15"><text:span text:style-name="T9"><text:tab/><text:tab/><text:tab/>Замена счастию она..</text:span>.</text:p>
      <text:p text:style-name="P15">Эта бессмертная строка великого классика без обиняков намекает, что в третий раз в Ромны меня загребли уже чисто по привычке.</text:p>
      <text:p text:style-name="P15">Причём на этот раз почти все в СМП-615 знали, что н<text:span text:style-name="T10">е</text:span> сегодня-завтра меня прикроют.</text:p>
      <text:p text:style-name="P15"><text:soft-page-break/></text:p>
      <text:p text:style-name="P16">Два года спустя, при случайной встрече на тропе вдоль высокой железнодорожной насыпи позади спортивного комплекса инженерного техникума, меня тоже посвятил наконец-то в это знание отставной майор <text:span text:style-name="T11">П</text:span>етухов, зав отдела кадров СМП-615.</text:p>
      <text:p text:style-name="P17">Без какого-либо нажима с моей стороны, Петухов поведал мне как прораб Ваня чуть ли не ежедневно приезжал с объекта в его кабинет позвонить психиатру Тарасенко о моих очередных отклонениях.</text:p>
      <text:p text:style-name="P17">- С утра песни поёт. Может пора?</text:p>
      <text:p text:style-name="P17">- Пусть поёт...</text:p>
      <text:p text:style-name="P17"/>
      <text:p text:style-name="P17">- Объяснительную написал стихами.</text:p>
      <text:p text:style-name="P17">- Какую объяснительную?</text:p>
      <text:p text:style-name="P17">- Он каску потерял, я потребовал написать объяснительную. Заберёте?</text:p>
      <text:p text:style-name="P17">- Рано...</text:p>
      <text:p text:style-name="P17"/>
      <text:p text:style-name="P17">- Свою рубаху засунул в дырку плиты перекрытия и засыпал раствором.</text:p>
      <text:p text:style-name="P17">- Вот — то, что надо. Следите, чтоб никуда не ушёл.</text:p>
      <text:p text:style-name="P17"/>
      <text:p text:style-name="P17">Песни на рабочем месте я пел не каждый день, но часто. Порой, особенно когда «строительные угодья» Семи Ветров утопали в густом холодном тумане, кто-нибудь из бригады просил:</text:p>
      <text:p text:style-name="P17">- Спой, Серёга!</text:p>
      <text:p text:style-name="P40"><text:tab/><text:tab/><text:tab/>У меня была жена,</text:p>
      <text:p text:style-name="P40"><text:tab/><text:tab/><text:tab/>Она меня люби-и-ила,</text:p>
      <text:p text:style-name="P40"><text:tab/><text:tab/><text:tab/>Изменила только раз,</text:p>
      <text:p text:style-name="P40"><text:tab/><text:tab/><text:tab/>А потом, потом реши-ила:</text:p>
      <text:p text:style-name="P40"><text:tab/><text:tab/><text:tab/>Эх! Раз, да ещё раз,</text:p>
      <text:p text:style-name="P17"><text:span text:style-name="T9"><text:tab/><text:tab/><text:tab/>Да ещё много-много-много-много раз..</text:span>.</text:p>
      <text:p text:style-name="P17">Правда, бригаде больше нравилась Баллада о Гипсе:</text:p>
      <text:p text:style-name="P40"><text:tab/><text:tab/><text:tab/>И вот лежу я на спине — загипсованный,</text:p>
      <text:p text:style-name="P17"><text:span text:style-name="T9"><text:tab/><text:tab/><text:tab/>Кажный член у мине — расфасованный.</text:span>..</text:p>
      <text:p text:style-name="P17"/>
      <text:p text:style-name="P17">А каску я вовсе не терял, <text:span text:style-name="T12">а шиканул джентельменством.</text:span></text:p>
      <text:p text:style-name="P18">Шёл по Семи Ветрам с объекта на объект, а штукатурши ПМК-7 в молодой траве цветы собирали, жёлтые, Наверное, одуванчики. Они спросили у меня целлофан, а я им по-гусарски каску кинул, чтоб собирали как в лукошко. Ещё ж и показал — вон в тот коричневый вагончик принесите. Больше я ни их, ни каски не видал. </text:p>
      <text:p text:style-name="P18">Изо всей бригады в каске только я ходил, вот прораб Ваня и прицепился со своей объяснительной. А насчёт стихов это он мне польстил — там, верлибр всего-навсего...</text:p>
      <text:p text:style-name="P17"/>
      <text:p text:style-name="P19">С рубахой — да. С рубахой я нарвался по полной.</text:p>
      <text:p text:style-name="P19">Подвела меня склонность к самоизобретённым ритуалам.</text:p>
      <text:p text:style-name="P19">Наступил первый день лета. Ну, как не отметить?</text:p>
      <text:p text:style-name="P19">Летом на стройке жара, даже если под спецовкой одета всего лишь майка, всё равно исходишь пóтом. Рубаха летом — лишний элемент.</text:p>
      <text:p text:style-name="P19">Ту зелёную рубаху из какой-то жмаканой синтетики я носил шесть лет, а она никак не снашивалась, падлюга; а потеешь в ней как в любой другой синтетике, несмотря что жмаканая.</text:p>
      <text:p text:style-name="P19">И вот первого июня, выходя из вагончика я повязал её рукава поверх спецовки на голое тело, чтобы похоронить в какой-нибудь из множества ещё не забитых раствором дырок в панелях перекрытия. <text:s/>На объекте нет мусорных баков, а бросить её в очко дощатого сортира у меня рука не поднялась — как никак столько лет потели вместе.</text:p>
      <text:p text:style-name="P19"><text:soft-page-break/></text:p>
      <text:p text:style-name="P19">Потом я поднялся на третий этаж и в одиночку клал поперечку с вентканалами, покуда не появился Пётр Лысун позвать меня в вагончик. По пути он почему-то отводил глаза и вёл разговоры на эзотерично ботанические темы.</text:p>
      <text:p text:style-name="P19">Все эти странности враз вылетели у меня из головы, когда перед вагончиком я увидал фургон-УАЗик, а рядом с ним здорового милиционера в фуражке с красным околышком и психиатра Тарасенко. <text:s/><text:span text:style-name="T13">Неровным полукругом пред ними стояли наша бригада, мастер Каренин и прораб Ваня.</text:span></text:p>
      <text:p text:style-name="P20">Тарасенко объявил собравшимся, что моё поведение и так ненормально, а сегодня я вообще засунул рубаху в бетонную плиту перекрытия. Затем он демократично поинтересовался: замечались ли за мной какие-то ещё аномалии?</text:p>
      <text:p text:style-name="P20">Народ безмолвствовал. </text:p>
      <text:p text:style-name="P20">Кто-то из наших женщин заикнулась было, что рубаха вконец была изношена и Тарасенко, чтоб не углубляться в эту тему велел мне пойти в вагончик переодеться.</text:p>
      <text:p text:style-name="P20">Я беспрекословно подчинился, сел в фургон, где уже оказался какой-то алкаш, и нас увезли.</text:p>
      <text:p text:style-name="P20">Во время остановки у Медицинского центра алкаш убеждал меня рвануть когти в разные стороны — мент не сможет погнаться за обоими сразу. Я отмалчивался, понимая, что лучше сорок пять дней под шприцами, чем вся оставшаяся жизнь в бегах.</text:p>
      <text:p text:style-name="P20">Потом в фургон подсел молодой охранник в гражданке и ещё один алкаш и нас накатанной дорожкой повезли в Ромны. По пути мы сделали остановку в каком-то селе — загрузить пару полоумных старух в чёрном и неспокойного мужика, который всем по очереди клялся, что ничего не помнит что вчера было...</text:p>
      <text:p text:style-name="P20"/>
      <text:p text:style-name="P20">По приезду в психушку нас развели по разным направлениям и мен зачем-то сделали рентген в лежачем виде. Алкашей я больше не видал — в дурдоме ими занимается третье отделение, а меня ждало пятое.</text:p>
      <text:p text:style-name="P21">Эта мозговая промывка опять проходила на Площадке и в переполненной палате-спальне. Из категорий выше полностью свободных знакомым оказался только Саша, который знал моего брата Сашу, но он беспробудно спал.</text:p>
      <text:p text:style-name="P21">Как ветеран и ради человеколюбия я обратился к заведующей с мольбою заменить мне уколы аминазина на аминазин в таблетках. Она обещала подумать и за десять дней до окончания срока отменила мне уколы на ночь. За это я вспомнил её имя — Нина.</text:p>
      <text:p text:style-name="P21"/>
      <text:p text:style-name="P21">Больше ничего примечательного не случилось, кроме того, что я узнал способ оказания первой помощи в случае припадка эпилепсии.</text:p>
      <text:p text:style-name="P21">Надо ухватить эпилептика за ноги и отволочь с Площадки в тень под навесом. Тут он тоже будет биться спиною о землю, но постепенно снижая темп, пока не придёт в себя.</text:p>
      <text:p text:style-name="P21">Некоторые полудурки считают полезным сгонять ему мух с лица, но на течении припадка это не сказывается.</text:p>
      <text:p text:style-name="P21"/>
      <text:p text:style-name="P22">На тропе под высокой железнодорожной насыпью Петухов не сказал мне только одного — почему меня в тот раз так плотно обложили и взяли под колпак неусыпного наблюдения.</text:p>
      <text:p text:style-name="P22">Но в этом не было нужды, потому что я об этом знал не хуже его.</text:p>
      <text:p text:style-name="P22"/>
      <text:p text:style-name="P22">Причина крылась в реконструкции роддома — длинного двухэтажного здания у перекрёстка <text:span text:style-name="T14">улицы Ленина и спуска от Универмага.</text:span></text:p>
      <text:p text:style-name="P23">Каждой строительной организации Конотопа выделили какую-то часть того здания для проведения реконструкционных работ. СМП-615 достались несколько перегородок и санузлы в правом крыле первого этажа.</text:p>
      <text:p text:style-name="P23">Исполнителями работ были четыре штукатурши и я. Мы справились за одну неделю.</text:p>
      <text:p text:style-name="P23">Когда женщины уже штукатурили поставленные мною перегородки, в коридоре появился мужик в чистом костюме и при галстуке.</text:p>
      <text:p text:style-name="P23"><text:soft-page-break/>Увидав четырёх ядрёных баб, он начал распускать перед ними свой хвост на фоне занюханного подсобника, за которого он принял меня.</text:p>
      <text:p text:style-name="P23">Я вежливо попросил его приберечь свой пыл и не кашлять во все стороны.</text:p>
      <text:p text:style-name="P23">- Да ты знаешь с кем связался?! Я — первый секретарь горкома партии!</text:p>
      <text:p text:style-name="P23">- А я — каменщик четвёртого разряда.</text:p>
      <text:p text:style-name="P23">- Ну, ты меня узнаешь!</text:p>
      <text:p text:style-name="P23">И он ушёл, а через полчаса в коридор влетел взмыленный главный инженер СМП-615, он же парторг строительно-монтажного поезда.</text:p>
      <text:p text:style-name="P23">- Как ты смел материть первого секретаря горкома?!</text:p>
      <text:p text:style-name="P23">Штукатурши в один голос засвидетельствовали, что матюков и близко не было и главный инженер уехал.</text:p>
      <text:p text:style-name="P23"/>
      <text:p text:style-name="P23">Вот и всё. Проще не бывает — самец с рычагами власти против самца в заляпанной раствором спецовке.</text:p>
      <text:p text:style-name="P23">Единственное, что обидно, так это обвинение в матерщине. За все годы в СМП-615 я не произнёс ни одного матерного слова, даже в мыслях.</text:p>
      <text:p text:style-name="P23"/>
      <text:p text:style-name="P23">В начале осени намыливаясь в бане я вдруг заметил, что мой живот стал выпуклым, как жёсткие надкрылья майского жука, и такие же не поддающиеся втягиванию.</text:p>
      <text:p text:style-name="P23">Вскоре и мать моя заметила, что у меня начал отвисать второй подбородок. После одного из домашних ужинов на Декабристов 13, она положила мне руку на плечо и радостно объявила:</text:p>
      <text:p text:style-name="P23">- Толстеешь, братец! И никуда не денешься — ты из нашей породы!</text:p>
      <text:p text:style-name="P23">Я без улыбки посмотрел на её круглое лицо, под которым — я знал это — расширяется ещё более круглая фигура, и промолчал.</text:p>
      <text:p text:style-name="P23">Мне не хотелось быть из такой породы и становиться круглым. Я не поддамся их аминазину! Нужны радикальные меры.</text:p>
      <text:p text:style-name="P23">Начать с тех самых ужинов на Декабристов 13 — <text:span text:style-name="T15">моя мать умела так взгромоздить кашу, или картошку на тарелке, что меньше двух порций не получалось. При этом всё так вкусно, что незаметно съедаешь всё.</text:span></text:p>
      <text:p text:style-name="P24">Для начала я отказался от хлеба. </text:p>
      <text:p text:style-name="P24">ОК, я ем сколько кладёте, но хлеб не хочу и не буду. <text:s/>Причём я перестал брать его даже в столовых. Но насчёт «не хочу» <text:s/>— <text:s/>это враки. Хлеб я всегда любил, особенно ржаной, да ещё если тёплый. Я мог в одиночку за раз усидеть буханку такого хлеба без ничего, повторяя про себя отцовскую поговорку:</text:p>
      <text:p text:style-name="P24">«Хлеб мягкий, рот большой; откусишь — и сердце радуется».</text:p>
      <text:p text:style-name="P24">Ещё через месяц, увидав, что бесхлебная диета не срабатывает, я просто перестал ездить в столовую на обеденный перерыв. Это уравняло баланс. Завтрак в столовой плюс две порции ужина — получается трёхрáзовое питание.</text:p>
      <text:p text:style-name="P24">А обед?</text:p>
      <text:p text:style-name="P24">Обедал я, по выражению нашей бригады, Всесвитом, который ежемесячно приносил в вагончик для прочтения.</text:p>
      <text:p text:style-name="P24">В результате, к Новому году всё в той же городской бане позади площади Конотопских дивизий, я с гордостью обозревал своё впалое, как у здорового волка, брюхо. Мне всегда нравилась именно такая его форма.</text:p>
      <text:p text:style-name="P24">Нарцисс вогнутобрюхий.</text:p>
      <text:p text:style-name="P24"/>
      <text:p text:style-name="P25">Есть немало слов, которые, типа, знаешь — слыхал, читал и даже выговаривал — до тех пор пока не спросят: а что оно значит? Но таких сволочей немного, вот и толкуешь это сло по своим понятиям.</text:p>
      <text:p text:style-name="P25"/>
      <text:p text:style-name="P25">Слово «аскетизм» один из самых курьёзных примеров насколько люди не понимают что они говорят.</text:p>
      <text:p text:style-name="P25"><text:soft-page-break/>90% населения, которым оно, типа, знакомо, при слове «аскет» вообразят изношенного самоистязанием мужика в нечёсаной клочковатой бороде вокруг горящих глаз.</text:p>
      <text:p text:style-name="P25">Это настолько же неверно, как словом «спортсмен» обозначать одних лишь сумоистов.</text:p>
      <text:p text:style-name="P25">На самом деле, смысл корневого слова «аскеза» передаётся словом «тренировка».</text:p>
      <text:p text:style-name="P25"/>
      <text:p text:style-name="P25">Если ты захотел стать победителем пивного турни ра и каждый день для тренировки выпиваешь три литра пива, ты — аскет.</text:p>
      <text:p text:style-name="P25">Так же как и соседская девочка, что каждый день за стенкой гоняет скрипичные гаммы.</text:p>
      <text:p text:style-name="P25">Так-распротак твою аскезу со всеми вашими диезами!</text:p>
      <text:p text:style-name="P25"/>
      <text:p text:style-name="P25">То есть, аскет-отшельник, готовящий себя к жизни будущей на небесах, всего лишь частный случай среди остальных аскетов.</text:p>
      <text:p text:style-name="P25"><text:s/>Аскезы бывают затяжными и краткосрочными, в зависимости от её цели.</text:p>
      <text:p text:style-name="P25"/>
      <text:p text:style-name="P25">И в чём же, спрашивается, состояли мои цели, заставлявшие так ревностно блюсти свою поджарость и каждый будний день выписывать <text:span text:style-name="T16">незнакомые слова из газеты «Morning Star»?</text:span></text:p>
      <text:p text:style-name="P26">Как я уже объяснял, с конкретными деталями к общим планам у меня всё несколько туманно — я просто чувствую, что так надо, потому и делаю так.</text:p>
      <text:p text:style-name="P26">За выписками из «Morning Star» требовался газ да глаз. При встрече непонятного слова, про которое я стопроцентно знал, что оно мне уже попадалось в газете, так и подмывало пропустить его — ведь точно же встречалось!</text:p>
      <text:p text:style-name="P26">Но что означает?</text:p>
      <text:p text:style-name="P26">Рыться в исписанных тетрадках слишком нудно, легче заново посмотреть в словаре и выписать его значение.</text:p>
      <text:p text:style-name="P26">А иногда попадались слова, про которые я знал, что они выписывались уже до двух-трёх раз; память называется!</text:p>
      <text:p text:style-name="P26">С такими приходилось расправляться составлением собственных примеров.</text:p>
      <text:p text:style-name="P26">Вот до чего доводит человека аскетизм; <text:span text:style-name="T17">даже если и</text:span> сам толком не знаешь — зачем оно мне надо?</text:p>
      <text:p text:style-name="P26"/>
      <text:p text:style-name="P27">Для меня это не стало искушением, я просто изумился.</text:p>
      <text:p text:style-name="P27">И она меня не соблазняла, а скорее пыталась востребовать исполнение родительского долга.</text:p>
      <text:p text:style-name="P27">Я слишком много задолжал Леночке. Не брал её на руки, не сажал к себе на колени, не гладил по волосам.</text:p>
      <text:p text:style-name="P27">Мы просто жили в одной хате, где ей когда-то сказали, что я её папа, но, в сущности, какой там я отец? Так — сухая формула. Бесконтактный папа.</text:p>
      <text:p text:style-name="P27">Конечно же, я не отталкивал её, а порой мог даже увлечься разговором с нею; однако для ребёнка такого, наверное, мало.</text:p>
      <text:p text:style-name="P27">И для отца такого наверняка мало, но так уж сложились мои отношения со всеми и каждым из моих пятерых детей.</text:p>
      <text:p text:style-name="P27"/>
      <text:p text:style-name="P27">Когда родилась Леночка, я просто ещё не созрел для роли отца, Папа в восемнадцать лет? Бросьте смешить!.</text:p>
      <text:p text:style-name="P27">Потом нас развели стройбат с институтом.</text:p>
      <text:p text:style-name="P27"/>
      <text:p text:style-name="P27">При появлении на свет тебя я уже годился в отцы и любил тебя беззаветно, но слишком недолго — нас разлучила моя репутация.</text:p>
      <text:p text:style-name="P27"/>
      <text:p text:style-name="P27">С Рузанной я познакомился в её шесть лет. <text:s/>Она звала меня «папой» и я <text:s/>любил её <text:span text:style-name="T18">как дочь</text:span>, но первый раз обнял, когда она уезжала в Грецию к своему мужу Апостолосу.</text:p>
      <text:p text:style-name="P28">Опять всё та же бесконтактность.</text:p>
      <text:p text:style-name="P28"/>
      <text:p text:style-name="P28"><text:soft-page-break/>Ашота и родившуюся после него Эмку я не мог обнимать и ласкать — ведь рядом была Рузанна, которой ничего такого от меня не досталось; вот и вышла бы несправедливость.</text:p>
      <text:p text:style-name="P28"/>
      <text:p text:style-name="P28">Так отец пятерых детей и остался формальным папой.</text:p>
      <text:p text:style-name="P28">Бедные дети!</text:p>
      <text:p text:style-name="P28">Но жалеть надо не только их, ведь я тоже прожил жизнь лишённым их ласки.</text:p>
      <text:p text:style-name="P28"/>
      <text:p text:style-name="P28">Теперь вернёмся к тому, как Леночка попыталась исправить такое вопиющее положение.</text:p>
      <text:p text:style-name="P28">Она зашла в комнату и уселась ко мне на колени, отделяя от стола со словарём, тетрадкой и книгой. Обернув своё лицо ко мне, она подняла правую руку и приложила маленькую ладонь к моей ежеутренне бритой щеке. Наверное, хотела научить меня как это делается.</text:p>
      <text:p text:style-name="P28">Что же меня оттолкнуло? Опасение скатиться к инцесту?</text:p>
      <text:p text:style-name="P28">Исключено, при моём роботизированном самоконтроле.</text:p>
      <text:p text:style-name="P28">Нет, скорее из-за выражения улыбки на её лице:</text:p>
      <text:p text:style-name="P28">«Ах, ты бедняжка!»</text:p>
      <text:p text:style-name="P28">- Ну, хватит, Леночка. Мне надо работать.</text:p>
      <text:p text:style-name="P28">Улыбка сменилась выражением злости и она начала мстительно прыгать, сидя у меня на коленях.</text:p>
      <text:p text:style-name="P28">- Что? Размечталась о сладких пирожках? Не рано ли?</text:p>
      <text:p text:style-name="P28">И я поднялся на ноги, как бездушный робот, лишив её площадки для подпрыгиваний.</text:p>
      <text:p text:style-name="P28"/>
      <text:p text:style-name="P28">Через пару дней, а может и неделю, вернувшись с работы я заметил перемены на полках этажерки. Там появилась чёрная дыра.</text:p>
      <text:p text:style-name="P29">Высокую скулу лица Иры, на любительской фотографии посреди ручья, пробило отверстие.</text:p>
      <text:p text:style-name="P29">Орудием этого вандализма, а может даже вудуизма, послужил остро заточенный карандаш или шариковая ручка.</text:p>
      <text:p text:style-name="P29">Вопрос «к<text:span text:style-name="T19">т</text:span>о?!» у меня не возникал. </text:p>
      <text:p text:style-name="P29">Какая разница?</text:p>
      <text:p text:style-name="P29">- Леночка! Иди-ка сюда!</text:p>
      <text:p text:style-name="P29">- <text:span text:style-name="T19">Что?</text:span></text:p>
      <text:p text:style-name="P29">- <text:span text:style-name="T19">Я, как отец, обязан заботиться о твоём образовании. Чтобы ты разбиралась: что есть что. Посмотри на фотографию на полке.</text:span></text:p>
      <text:p text:style-name="P29">- <text:span text:style-name="T19">Что?</text:span></text:p>
      <text:p text:style-name="P29">- <text:span text:style-name="T19">Вот это называется подлость.</text:span></text:p>
      <text:p text:style-name="P29">- <text:span text:style-name="T19">Это не я.</text:span></text:p>
      <text:p text:style-name="P29">- <text:span text:style-name="T19">Я не говорю, что это ты. Просто запомни что такое «подлость». А кто её сделал уже не важно.</text:span></text:p>
      <text:p text:style-name="P29"/>
      <text:p text:style-name="P30">Фотографию пришлось отнести в фотоателье на Клубной.</text:p>
      <text:p text:style-name="P30">Фотомастер Артур, молодой армянин умеющий переносить фотопортреты на керамику, сказал, что это поправимо.</text:p>
      <text:p text:style-name="P30">Только я попросил увеличить снимок до размеров настенного портрета, оставив всё, что есть, и ручей тоже.</text:p>
      <text:p text:style-name="P30">Для восстановленного и увеличенного фото я ещё купил картонную рамочку и снова водрузил на полку.</text:p>
      <text:p text:style-name="P30">Увидев результат, моя мать истерично всхохотнула, что и осталось единственным комментарием.</text:p>
      <text:p text:style-name="P30">Никаких педагогических бесед по этой теме я больше не затевал и фотография так и стояла в полной неприкосновенности, потихоньку собирая пыль.</text:p>
      <text:p text:style-name="P30"/>
      <text:p text:style-name="P30">В преддверии двухлетия своего сына Андрея моя сестра Наташа пожаловалась, что нигде не купишь железную дорогу, <text:s/>чтобы собрать на полу боьшущий круг из крохотных рельсов, по <text:soft-page-break/>которым бегал бы маленький поезд. Помнишь, как у нас на Объекте была?</text:p>
      <text:p text:style-name="P30">У меня сохранялось смутное детское воспоминание о прекрасной игрушке и эту жалобу я воспринял как повод вырваться из повседневной конотопской жизни. <text:span text:style-name="T20">Ведь я же любящий дядя!</text:span></text:p>
      <text:p text:style-name="P31">Для начала я смотался в Киев.</text:p>
      <text:p text:style-name="P31">Продавщица универмага «Детский мир» уныло сидела за прилавком в чёрной стёганной телогрейке поверх синего халата магазинной униформы. Она малость взвеселилась, когда я сообщил ей, что «хóчу паровоза».</text:p>
      <text:p text:style-name="P31">Она хмыкнула и, чтоб мне, деревенщине лучше дошло, ответила:</text:p>
      <text:p text:style-name="P31">- Паровоза нема<text:span text:style-name="T21">є</text:span>.</text:p>
      <text:p text:style-name="P31">Меня это ничуть не удивило, ведь что Наташа скажет, так оно и есть.</text:p>
      <text:p text:style-name="P31">Дальше, по плану, шла столица нашей родины — Москва. Туда тянулись караванные тропы для изнурённых дефицитом в полупустынях магазинных прилавков.</text:p>
      <text:p text:style-name="P31"/>
      <text:p text:style-name="P31">В столичном «Детском мире» нашёлся и паровоз с вагончиками, и рельсы со стрелками и мостиками, чтобы по ним бегал поезд от маленькой батарейки.</text:p>
      <text:p text:style-name="P31">Я отвёз добычу на Киевский вокзал и вернулся в центр — урвать свою долю культурной жизни.</text:p>
      <text:p text:style-name="P31">В кассе Большого Театра мне сказали, что билеты надо покупать на две недели раньше. Чуть разочаровавшись, я покинул большой очаг культуры, в котором мне не светит.</text:p>
      <text:p text:style-name="P31">Неподалёку от входа на тротуаре оказалась стеклянная кубическая будка сплошь занавешенная изнутри всевозможными афишами — билеты в театры и концертные залы Столицы.</text:p>
      <text:p text:style-name="P31">На предстоящий вечер мне предложили выбор: концерт звёзд эстрады в Кремлёвском зале, либо концерт джазовой группы в Центральном Театре Советской Армии. То есть отправиться в Кремль на ту муру, от которой и по телеку тошно, или...</text:p>
      <text:p text:style-name="P31">- Конечно, джаз!</text:p>
      <text:p text:style-name="P31"/>
      <text:p text:style-name="P32">Говорят, что железнодорожный вокзал Чернигова построен при немцам, во время оккупации. </text:p>
      <text:p text:style-name="P32">И этим говорильщикам я верю. Почему?</text:p>
      <text:p text:style-name="P32">Да просто лишь за то, что они за это не получают зарплаты, в отличие от множества составителей бесчисленных советских учебников истории.</text:p>
      <text:p text:style-name="P32">И ещё говорят, что вид сверху черниговского вокзала являет собой тевтонский крест.</text:p>
      <text:p text:style-name="P32">С высоты птичьего полёта я его не рассматривал, однако, могу засвидетельствовать — из всех посещённых мною вокзалов, только там можешь в любое время суток набрать готовый крутой кипяток из специального медного крана.</text:p>
      <text:p text:style-name="P32"/>
      <text:p text:style-name="P32">Всё это к тому, что здание Центрального Театра Советской Армии сверху смотрится пятиконечной звездой. Говорят.</text:p>
      <text:p text:style-name="P32">Внутри же это добротное здание <text:span text:style-name="T22">с большим зрительным залом на первом этаже и выставочными стендами в широких галереях второго.</text:span></text:p>
      <text:p text:style-name="P33">Я скрупулёзно рассмотрел выставку конвертов и спичечных этикеток выпущенных в годы Отечественной войны, потому что приехал туда за два часа до концерта.</text:p>
      <text:p text:style-name="P33">А что ещё оставалось делать в незнакомой зимней Москве?</text:p>
      <text:p text:style-name="P33">Картинки на конвертах и этикетках, при всей их наивной примитивности, оказались ностальгически моими, ведь я вырастал на чёрно-белых кинокартинах той поры.</text:p>
      <text:p text:style-name="P33">Затем я спустился в зал, где вскоре джазмены начали устанавливать и опробовать на сцене свои инструменты — ударник, виброфон, колонки.</text:p>
      <text:p text:style-name="P33">Покончив с этими приготовлениями, музыканты набросились на опоздавшего лысого еврейчика, но тот наплёл им с три короба про неуютности московской жизни, а потом перешёл в контрнаступление, что скоро он вообще завяжет со всей этой музыкой — оно ему надо?</text:p>
      <text:p text:style-name="P33"><text:soft-page-break/>Они покинули сцену, а зал начал потихоньку заполняться. Собралось до сотни слушателей привольно рассевшихся там и сям на мягких креслах.</text:p>
      <text:p text:style-name="P33">И начался концерт.</text:p>
      <text:p text:style-name="P33">Номера объявляла высокая толстая девушка в чёрном, иногда она ещё и пела.</text:p>
      <text:p text:style-name="P33">Я поглощал номер за номером и хотел лишь одного — пусть они не кончаются. Какой виртуоз на виброфоне! А бас-гитарист!</text:p>
      <text:p text:style-name="P33">Один раз он он остался наедине с девушкой и они только вдвоём сделали блюз. О!</text:p>
      <text:p text:style-name="P33">Еврейчик вышел всего один раз. Он играл на там-таме.</text:p>
      <text:p text:style-name="P33">Играл? <text:span text:style-name="T23">Вся Африка не сумеет выдать такого на барабанах.</text:span></text:p>
      <text:p text:style-name="P34">Я простил ему лысину и тупую болтовню перед концертом, потому что он превратился в совершенно другого человека. Он забыл, что оно ему не надо и творил такие ритмы!..</text:p>
      <text:p text:style-name="P34">- Браво!!</text:p>
      <text:p text:style-name="P34"/>
      <text:p text:style-name="P34">По-видимому, в ЦТСА параллельно концерту проводилось ещё какое-то мероприятие, потому что к барьеру раздевалки толпились с номерками ещё и офицеры, которых в зале не было.</text:p>
      <text:p text:style-name="P34">Девушка-гардеробщица принесла на стойку две одежды сразу: генеральскую шинель с красной шёлковой подкладкой и каракулевым воротником — (так этот опёнок справа от меня, оказывается, генерал?) — и демисезонную шинелку от Алёши Очерета. Она положила и вздохнула над ними.</text:p>
      <text:p text:style-name="P34">А что поделаешь?</text:p>
      <text:p text:style-name="P35">Обычная дилемма жизни: или гусар — кровь с молоком, но без гроша в кармане, или замухрышка-генерал с обеспеченным доходом. </text:p>
      <text:p text:style-name="P35">У каждого <text:span text:style-name="T24">найдётся </text:span>свой рычаг для ублаготворения вздыхающих дам, <text:span text:style-name="T24">вот только </text:span>сфер<text:span text:style-name="T24">ы разные</text:span>.</text:p>
      <text:p text:style-name="P35"/>
      <text:p text:style-name="P36">Московские водители профессиональнее киевских. Во всяком случае тот, что подобрал меня после концерта, оценив мой вид и безбагажность догадался отвезти в такую гостиницу, где не требуют брони.</text:p>
      <text:p text:style-name="P36">Гостиница «Полярная» уходила вверх от тротуара и где-то там терялась в тёмной высоте.</text:p>
      <text:p text:style-name="P36">Из регистратуры меня направили лифтом на невообразимо высокий этаж — где-то между двенадцатым и шестнадцатым.</text:p>
      <text:p text:style-name="P36">Номер оказался очень похожим на комнату отдыха на украинских вокзалах; был бы паспорт при себе да рублю за койку. Просто здесь побольше наставлено коек — штук двадцать и на них уже валялись постояльцы в спортивных костюмах.</text:p>
      <text:p text:style-name="P36">В этот момент желудок мне напомнил, что гоняясь за культурной жизнью я как-то забыл пообедать, и что жрать охота — дальше некуда.</text:p>
      <text:p text:style-name="P36">Я спросил где тут столовая или буфет и спортивные мужики, с каким-то даже злорадством, пояснили, что всё такое подобное тут закрывают в семь.</text:p>
      <text:p text:style-name="P36">Жрать хотелось всё сильнее, да ещё примешивалось желание осадить этих довольных своим знанием соседей по номеру, поэтому я разделся до пиджака и поехал на лифте вниз.</text:p>
      <text:p text:style-name="P36">Там я вышел на низенькое широкое крыльцо, где рядом с гостиничным входом находилась ещё и высоченная дверь в ресторан. Заперта, конечно, но внутри виднелся свет и мельтешение.</text:p>
      <text:p text:style-name="P36">Я начал колотить в коричневое обрамление дверных стёкол. С той стороны показался мужик в фуражке и ж<text:span text:style-name="T25">ё</text:span>лтых полосках на пиджаке.</text:p>
      <text:p text:style-name="P36">При виде меня, <text:span text:style-name="T25">стоящего в мелком снегу бес шапки, в распахнутом на белой рубахе пиджаке на фоне чернильной темени позднего вечера, ему не оставалось иного вывода — я явно выходил из ресторана просвежиться, а теперь хочу обратно.</text:span></text:p>
      <text:p text:style-name="P37">Он отпер дверь и я устремился в зал.</text:p>
      <text:p text:style-name="P37">Ресторан занимал немалую площадь; в нём разместилось гулеванье сразу двух свадеб и ещё оставались свободные столики.</text:p>
      <text:p text:style-name="P37">Ждать пришлось долго, но наконец ко мне подошёл официант и я объяснил, что хочу просто <text:soft-page-break/>поужинать без излишеств.</text:p>
      <text:p text:style-name="P37">Пока он приносил спартанский заказ, мне выпал случай пронаблюдать танец молодых из ближайшей ко мне свадьбы.</text:p>
      <text:p text:style-name="P37">Под конец танца дебелая невеста в белом платье заехала локтем в грудь тщедушному жениху и вернулась за стол. Схватившись за галстук, он заулыбался жалкой улыбкой, где не хватало нескольких зубов.</text:p>
      <text:p text:style-name="P37">Фундамент брачных отношений закладывался ещё на свадьбе. Бедняга! Угораздило же тебя... То есть — совет, да любовь!</text:p>
      <text:p text:style-name="P37"><text:s/>По счёту <text:s/>за ужин мне не хватило одного рубля. Вернее рубль у меня ещё оставался, но его я берёг на завтрашние расходы. Официанту я без подробностей объяснил про нехватку, пообещал, что непременно верну и спросил его имя.</text:p>
      <text:p text:style-name="P37">Он назвался и не стал настаивать на рубле.</text:p>
      <text:p text:style-name="P37">В номер я поднялся сытым и довольным, а на расспросы постояльцев рассеянно пояснил, что <text:s/>ресторан внизу ещё работает.</text:p>
      <text:p text:style-name="P37"/>
      <text:p text:style-name="P37">В конотоп я приехал вечером следующего дня и гордо повёз подарок на Семь Ветров. <text:span text:style-name="T26">Семья Наташи уже жила там в девятиэтажке построенной ПМК-7.</text:span></text:p>
      <text:p text:style-name="P38">Поездка лифтом на четвёртый этаж показалась провинциально короткой, но дверь мне не открыли.</text:p>
      <text:p text:style-name="P38">Гена иногда уезжал на сессии своего заочного техникума на Донбассе, а Наташа могла выйти к какой-то из соседок.</text:p>
      <text:p text:style-name="P38">В виде помощи молодой семье я писал для Гены все работы по философии и истории. С паршивого шурина хоть шерсти клок.</text:p>
      <text:p text:style-name="P38">По пути на Декабристов 13 я завернул в переулки улицы Пирогова, где жили Генины родители.</text:p>
      <text:p text:style-name="P38">Папа его уже спал, а Наталья Савельевна сидела в гостиной с Андреем — её внуком и моим племянником.</text:p>
      <text:p text:style-name="P38">Я хотел оставить коробку и уйти, но она попросила собрать игрушку — всё равно Андрюша ещё не спит.</text:p>
      <text:p text:style-name="P38">Когда поезд, чуть жужжа, начал бегать кругами по полу гостиной, мы с Андреем сравнялись по возрасту.</text:p>
      <text:p text:style-name="P38"/>
      <text:p text:style-name="P42">Восстановление утраченных в хмельном столбняке переводов заняло около года. <text:span text:style-name="T27">Оттого, что они свежи ещё были в памяти, не получилось растянуть удовольствие.</text:span></text:p>
      <text:p text:style-name="P43">Поставив заключительную точку в последнем переводе, я повёз четырёхтомник Моэма в Нежин, вернуть Ноне.</text:p>
      <text:p text:style-name="P44">На подходе к дому преподавателей в Графском парке, я догнал Нону и Лидию Панову, куратора моей группы на англофаке. Они направлялись к общему подъезду своих квартир, но <text:s/>заметив меня — остановились.</text:p>
      <text:p text:style-name="P44">Поздоровавшись с обеими, я пояснил Нонне про невозможность передать словами мою благодарность ей за четыре тома оригиналов, которые привёз, вот, обратно.</text:p>
      <text:p text:style-name="P44">Она улыбнулась из-под очков и протянула руку за целлофановым пакетом. Я перехватил её руку, типа, для демократичного рукопожатия, в стиле героев Джека Лондона. Затем склонился и, отчасти неожиданно и для самого себя, я поцеловал ей руку. Только после этого пакет перешёл от меня к ней.</text:p>
      <text:p text:style-name="P44">Распрямившись, я уделил Пановой чопорный кивок и удалился.</text:p>
      <text:p text:style-name="P44">Хорошо хоть каблуками не щёлкнул, как поручик Ржевский.</text:p>
      <text:p text:style-name="P44"/>
      <text:p text:style-name="P44">В электричке моя эйфория сошла на первой же остановке и вместо неё насела неотвязная озабоченность.</text:p>
      <text:p text:style-name="P44">Какое, всё-таки, благо неумение строить детальные планы. <text:span text:style-name="T28">Планы нужно держать предельно короткими. «Сделаю сборник переводов для издания средним тиражом», и — точка. </text:span><text:soft-page-break/><text:span text:style-name="T28">Продумывая план в деталях подвергаешь его смертельному риску. Непременно всплывёт какая-то неодолимая подробность, в которую твой план упрётся, как «Титаник» в свой айсберг.</text:span></text:p>
      <text:p text:style-name="P45">Бздынь! А там и буль-буль...</text:p>
      <text:p text:style-name="P45"/>
      <text:p text:style-name="P45">Какое издательство станет рассматривать закорючки моего почерка? Но как превратить переводы в машинописный текст?</text:p>
      <text:p text:style-name="P45">Обучиться печатать самому — заманчивый план, вот только где машинку взять?</text:p>
      <text:p text:style-name="P45">У секретарши СМП-615 стоит бандура с нашлёпкой «Ятрань» и с электрическим шнуром, чтобы совать в розетку. Она да-дахает неудержимыми очередями, как автомат Калашникова, ничуть не похожими на зазывное цоканье печатных машинок в кинофильмах.</text:p>
      <text:p text:style-name="P45">Вот только секретарша украинского не знает, и вообще печатает одним пальцем.</text:p>
      <text:p text:style-name="P45">О том, чтоб мне после работы приходить в контору на часок и мало-помалу... — и думать не моги: новый начальник чересчур ревнив. <text:span text:style-name="T29">На административный корпус у него воззрение как на персональный курятник, он не потерпит ничего подобного, даже после работы.</text:span></text:p>
      <text:p text:style-name="P45"/>
      <text:p text:style-name="P46">Упор в непредвиденную подробность крепко меня озаботил и полностью затормозил исполнение плана...</text:p>
      <text:p text:style-name="P46"/>
      <text:p text:style-name="P46">Мы работали в локомотивном депо, строили трёхэтажный административный корпус, когда Наташа при встрече походя сказала мне, что Ира в Нежине собралась замуж.</text:p>
      <text:p text:style-name="P47">Усомняться в словах сестры бесполезно; их просто надо принимать как данность.</text:p>
      <text:p text:style-name="P47">Однако, такая данность навалилась и придавила меня не на один день.</text:p>
      <text:p text:style-name="P47">Выручил случай. Бригадир Микола Хижняк предложил мне разобрать риштовку вдоль готовой перегородки на втором этаже.</text:p>
      <text:p text:style-name="P48">Чтобы поднять перегородку до плит перекрытия, приходится устанавливать кóзлы, настилать на них доски и уже с них продолжать кладку, потом добавить ещё один настил и вот он потолок.</text:p>
      <text:p text:style-name="P48">Перегородок на этаже много и <text:s/>кóзлов на всех не хватает и тогда устраивается «рацуха» (так в бригаде переиначили слово «рацпредложение»).</text:p>
      <text:p text:style-name="P49">Несколько поддонов сшиваются попарно гвоздями и работают вместо <text:s/>кóзлов. <text:span text:style-name="T31">У поддонов рост пониже, поэтому поверх первого настила снова устанавливаются спаренные <text:s/></text:span>кóзл<text:span text:style-name="T31">ы для следующего.</text:span></text:p>
      <text:p text:style-name="P50">Вся эта приспособа смахивает на карточный домик и хлипче, чем <text:s/><text:span text:style-name="T30">кóзл</text:span>ы, однако, работает. Разборка всей этой мудрации тоже не сахар — какие-то из досок настилов прибиты к поддонам, другие нет; сдёргиваешь их и сверху сыпятся осколки кирпича и наслоившийся засохший раствор.</text:p>
      <text:p text:style-name="P50">Мало кто любит разбирать риштовку, ну, а мне оно, типа, шахматного этюда. Просто от осколков надо вовремя уклоняться.</text:p>
      <text:p text:style-name="P50">Но в тот раз я послал шахматы к чёрту. Взбеленившись, как облопавшийся мухоморами викинг, я выворачивал железным ломом доски визжавшие вылезающими гвоздями. <text:span text:style-name="T32">Я сбросил верхний настил и, мечась и беснуясь по навалу досок под ногами, расшибал опорные шалашики сшитых поддонов замашистыми ударами всё того же лома и то ли рыкал, то ли орал:</text:span></text:p>
      <text:p text:style-name="P50">- <text:span text:style-name="T32">Свадьба?! Вот вам свадьба!</text:span></text:p>
      <text:p text:style-name="P51">Ноздри мои округлились, распираемые бешеным гневом и толчками гоняли сухую пыль, взбитую валящейся риштовкой, в меня и обратно.</text:p>
      <text:p text:style-name="P51">Хорошо хоть иногда давать себе волю до полного самозабвения. Только не каждому это дано.</text:p>
      <text:p text:style-name="P51">Я, например, отлично сознавал, что повторяю игру актёра из недавней экранизации странствий Одиссея.</text:p>
      <text:p text:style-name="P51">Он точно так же стягивал губы поверх оскала зубов, когда вернулся домой и начал одного за другим мочить женихов своей жены Пенелопы. И насчёт свадьбы, которая «вот вам!», то и <text:soft-page-break/>это цитата из фильма.</text:p>
      <text:p text:style-name="P51">В любом случае, за считанные минуты на месте риштовки валялась груда досок вперемешку с поддонами. <text:span text:style-name="T33">Клубы пыли заполнили помещение, а в коридоре Катерина, затаившись у дверного проёма, напряжённо вслушивалась — о какой это я свадьбе?</text:span></text:p>
      <text:p text:style-name="P51"/>
      <text:p text:style-name="P52">Моя сестра Наташа так никогда и не сообщила о новом замужестве Иры. Похоже в тот раз мы с Одисеем поломали нормальный ход её дальнейшей жизни.</text:p>
      <text:p text:style-name="P52"/>
      <text:p text:style-name="P52">Вот и выяснилось, что никакой я не волк и не ахулинамист, а обычная собака на сене. Типа тех королей, что отправляли своих разведённых жён под домашний арест в каком-нибудь монастырь.</text:p>
      <text:p text:style-name="P52">Хотя если при монастыре найдётся правильный садовник от Боккаччо...</text:p>
      <text:p text:style-name="P52"/>
      <text:p text:style-name="P52">Опять меня заносит: мало мне своих проблем, чтоб лезть в королевские?</text:p>
      <text:p text:style-name="P52"/>
      <text:p text:style-name="P52">Зато именно Наташа подарила мне решение титанически непреодолимой проблемы превращения рукописей в печатный текст.</text:p>
      <text:p text:style-name="P52">Она сказала, что по улице между площадью Конотопских дивизий и Сенным рынком есть машинописное бюро. Может там кто-нибудь согласиться напечатать мои перевод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6-04-06T20:04:50.517609382</meta:creation-date>
    <dc:date>2016-10-01T19:19:20.530529245</dc:date>
    <dc:creator>sehrguey </dc:creator>
    <meta:editing-duration>PT6H32M42S</meta:editing-duration>
    <meta:editing-cycles>52</meta:editing-cycles>
    <meta:generator>LibreOffice/4.3.3.2$Linux_x86 LibreOffice_project/430m0$Build-2</meta:generator>
    <meta:document-statistic meta:table-count="0" meta:image-count="0" meta:object-count="0" meta:page-count="14" meta:paragraph-count="334" meta:word-count="6251" meta:character-count="40413" meta:non-whitespace-character-count="34348"/>
  </office:meta>
</office:document-meta>
</file>